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4.113cm"/>
    </style:style>
    <style:style style:name="co8" style:family="table-column">
      <style:table-column-properties fo:break-before="auto" style:column-width="2.887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89" style:family="table-cell" style:parent-style-name="Default">
      <style:table-cell-properties fo:background-color="transparent"/>
      <style:text-properties style:use-window-font-color="true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transparent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6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8.87" calcext:value-type="float">
            <text:p>138.87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6.79" calcext:value-type="float">
            <text:p>26.79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84.29" calcext:value-type="float">
            <text:p>84.29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98.89" calcext:value-type="float">
            <text:p>98.89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345" calcext:value-type="float">
            <text:p>134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55.12" calcext:value-type="float">
            <text:p>355.12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28.53" calcext:value-type="float">
            <text:p>28.53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87.14" calcext:value-type="float">
            <text:p>87.1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8.84" calcext:value-type="float">
            <text:p>138.84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6.53" calcext:value-type="float">
            <text:p>26.53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84" calcext:value-type="float">
            <text:p>84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97.89" calcext:value-type="float">
            <text:p>97.89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350" calcext:value-type="float">
            <text:p>1350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28.25" calcext:value-type="float">
            <text:p>28.2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86.87" calcext:value-type="float">
            <text:p>86.8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0.8800049" calcext:value-type="float">
            <text:p>0.8800049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09500122" calcext:value-type="float">
            <text:p>-0.09500122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41000366" calcext:value-type="float">
            <text:p>-0.41000366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0.7900009" calcext:value-type="float">
            <text:p>-0.7900009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14" calcext:value-type="float">
            <text:p>-14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3.1935" calcext:value-type="float">
            <text:p>-3.1935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03999901" calcext:value-type="float">
            <text:p>-0.03999901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0.37000275" calcext:value-type="float">
            <text:p>-0.37000275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0.006336897" calcext:value-type="float">
            <text:p>0.006336897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003546145" calcext:value-type="float">
            <text:p>-0.003546145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004864203" calcext:value-type="float">
            <text:p>-0.004864203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-0.007988684" calcext:value-type="float">
            <text:p>-0.007988684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-0.010408922" calcext:value-type="float">
            <text:p>-0.010408922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008992646" calcext:value-type="float">
            <text:p>-0.008992646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0014017526" calcext:value-type="float">
            <text:p>-0.0014017526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0.0042460724" calcext:value-type="float">
            <text:p>-0.004246072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8.38" calcext:value-type="float">
            <text:p>138.38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6.47" calcext:value-type="float">
            <text:p>26.47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83.55" calcext:value-type="float">
            <text:p>83.55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97.26" calcext:value-type="float">
            <text:p>97.26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320" calcext:value-type="float">
            <text:p>1320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28.25" calcext:value-type="float">
            <text:p>28.25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86.44" calcext:value-type="float">
            <text:p>86.4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39.91" calcext:value-type="float">
            <text:p>139.91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6.77" calcext:value-type="float">
            <text:p>26.77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84.39" calcext:value-type="float">
            <text:p>84.39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98.79" calcext:value-type="float">
            <text:p>98.79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361" calcext:value-type="float">
            <text:p>1361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28.6" calcext:value-type="float">
            <text:p>28.6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86.96" calcext:value-type="float">
            <text:p>86.9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39.75" calcext:value-type="float">
            <text:p>139.75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6.695" calcext:value-type="float">
            <text:p>26.695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83.88" calcext:value-type="float">
            <text:p>83.8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98.1" calcext:value-type="float">
            <text:p>98.1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331" calcext:value-type="float">
            <text:p>1331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51.93" calcext:value-type="float">
            <text:p>351.93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8.495" calcext:value-type="float">
            <text:p>28.495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86.77" calcext:value-type="float">
            <text:p>86.7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39.03" calcext:value-type="float">
            <text:p>139.03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6.66" calcext:value-type="float">
            <text:p>26.66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83.86" calcext:value-type="float">
            <text:p>83.86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98.08" calcext:value-type="float">
            <text:p>98.08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330.5" calcext:value-type="float">
            <text:p>1330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28.52" calcext:value-type="float">
            <text:p>28.52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86.68" calcext:value-type="float">
            <text:p>86.6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3.21" calcext:value-type="float">
            <text:p>153.21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56.28" calcext:value-type="float">
            <text:p>56.28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1.6" calcext:value-type="float">
            <text:p>141.6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25.4" calcext:value-type="float">
            <text:p>125.4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560" calcext:value-type="float">
            <text:p>1560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2.9" calcext:value-type="float">
            <text:p>32.9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101.84" calcext:value-type="float">
            <text:p>101.8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9.07" calcext:value-type="float">
            <text:p>139.07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6.67" calcext:value-type="float">
            <text:p>26.67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83.88" calcext:value-type="float">
            <text:p>83.88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98.11" calcext:value-type="float">
            <text:p>98.11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333.5" calcext:value-type="float">
            <text:p>1333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28.54" calcext:value-type="float">
            <text:p>28.54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86.86" calcext:value-type="float">
            <text:p>86.8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15.55" calcext:value-type="float">
            <text:p>115.55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24.59" calcext:value-type="float">
            <text:p>24.59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3.24" calcext:value-type="float">
            <text:p>83.2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79.58" calcext:value-type="float">
            <text:p>79.58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225.5" calcext:value-type="float">
            <text:p>1225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5.02" calcext:value-type="float">
            <text:p>25.02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77.57" calcext:value-type="float">
            <text:p>77.5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5261000000" calcext:value-type="float">
            <text:p>125261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110170000000" calcext:value-type="float">
            <text:p>11017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23791000000" calcext:value-type="float">
            <text:p>23791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14738000000" calcext:value-type="float">
            <text:p>114738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2811000000000" calcext:value-type="float">
            <text:p>2811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2900" calcext:value-type="float">
            <text:p>29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3100" calcext:value-type="float">
            <text:p>31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517737" calcext:value-type="float">
            <text:p>517737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3596016" calcext:value-type="float">
            <text:p>3596016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25873684" calcext:value-type="float">
            <text:p>25873684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583976" calcext:value-type="float">
            <text:p>583976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6369500" calcext:value-type="float">
            <text:p>63695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15007" calcext:value-type="float">
            <text:p>15007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5147" calcext:value-type="float">
            <text:p>514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4819023" calcext:value-type="float">
            <text:p>4819023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41495057" calcext:value-type="float">
            <text:p>41495057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120959485" calcext:value-type="float">
            <text:p>120959485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130070" calcext:value-type="float">
            <text:p>213007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877778" calcext:value-type="float">
            <text:p>4877778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38350" calcext:value-type="float">
            <text:p>38350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281" calcext:value-type="float">
            <text:p>228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89" calcext:value-type="float">
            <text:p>0.89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74" calcext:value-type="float">
            <text:p>0.74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55" calcext:value-type="float">
            <text:p>0.55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6" calcext:value-type="float">
            <text:p>0.96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78" calcext:value-type="float">
            <text:p>0.78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1.01" calcext:value-type="float">
            <text:p>1.01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09" calcext:value-type="float">
            <text:p>6.0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3.23" calcext:value-type="float">
            <text:p>3.23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6" calcext:value-type="float">
            <text:p>0.06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72" calcext:value-type="float">
            <text:p>2.72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81.9" calcext:value-type="float">
            <text:p>81.9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2.95" calcext:value-type="float">
            <text:p>22.95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8.26" calcext:value-type="float">
            <text:p>8.26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13.98" calcext:value-type="float">
            <text:p>13.98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36.07" calcext:value-type="float">
            <text:p>36.07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6.25" calcext:value-type="float">
            <text:p>16.25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" calcext:value-type="float">
            <text:p>6.60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46" calcext:value-type="float">
            <text:p>1.46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95" calcext:value-type="float">
            <text:p>1.9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40" calcext:value-type="float">
            <text:p>4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.03" calcext:value-type="float">
            <text:p>0.03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471" calcext:value-type="float">
            <text:p>0.0471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542" calcext:value-type="float">
            <text:p>0.0542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923" calcext:value-type="float">
            <text:p>0.0923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96" calcext:value-type="float">
            <text:p>0.0196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97" calcext:value-type="float">
            <text:p>0.0297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float" office:value="0.0327" calcext:value-type="float">
            <text:p>0.0327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float" office:value="0.0255" calcext:value-type="float">
            <text:p>0.0255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2-11-09" calcext:value-type="string">
            <text:p>2022-11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2-11-04" calcext:value-type="string">
            <text:p>2022-11-04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2-11-24" calcext:value-type="string">
            <text:p>2022-11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2-05-19" calcext:value-type="string">
            <text:p>2022-05-19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2-09-29" calcext:value-type="string">
            <text:p>2022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4.3576" calcext:value-type="float">
            <text:p>4.3576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4466" calcext:value-type="float">
            <text:p>0.4466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2363" calcext:value-type="float">
            <text:p>1.2363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7169" calcext:value-type="float">
            <text:p>0.7169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884" calcext:value-type="float">
            <text:p>0.4884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float" office:value="4130000000" calcext:value-type="float">
            <text:p>413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7360000000" calcext:value-type="float">
            <text:p>2736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170000000" calcext:value-type="float">
            <text:p>117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110000000" calcext:value-type="float">
            <text:p>211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float" office:value="903000000" calcext:value-type="float">
            <text:p>903000000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float" office:value="4120000000" calcext:value-type="float">
            <text:p>4120000000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float" office:value="24560000000" calcext:value-type="float">
            <text:p>24560000000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float" office:value="1020000000" calcext:value-type="float">
            <text:p>1020000000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float" office:value="2040000000" calcext:value-type="float">
            <text:p>2040000000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C060.DE" calcext:value-type="string">
            <text:p>C060.DE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XETRA" calcext:value-type="string">
            <text:p>XETR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International Business Machines Corporation (IBM)" calcext:value-type="string">
            <text:p>International Business Machines Corporation (IBM)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Intel Corporation (INTC)" calcext:value-type="string">
            <text:p>Intel Corporation (INTC)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Vodafone Group Public Limited Company (VOD.L)" calcext:value-type="string">
            <text:p>Vodafone Group Public Limited Company (VOD.L)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SAP SE (SAP.DE)" calcext:value-type="string">
            <text:p>SAP SE (SAP.DE)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Mitsubishi Electric Corporation (6503.T)" calcext:value-type="string">
            <text:p>Mitsubishi Electric Corporation (6503.T)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Vanguard 500 Index Fd Admiral Shs (VFIAX)" calcext:value-type="string">
            <text:p>Vanguard 500 Index Fd Admiral Shs (VFIAX)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Vanguard FTSE Developed Europe ex UK UCITS ETF (VERX.L)" calcext:value-type="string">
            <text:p>Vanguard FTSE Developed Europe ex UK UCITS ETF (VERX.L)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Lyxor STOXX Europe 600 UCITS ETF (C060.DE)" calcext:value-type="string">
            <text:p>Lyxor STOXX Europe 600 UCITS ETF (C060.DE)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EST" calcext:value-type="string">
            <text:p>EST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JST" calcext:value-type="string">
            <text:p>JST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CET" calcext:value-type="string">
            <text:p>CE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Default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float" office:value="0.8731" calcext:value-type="float">
            <text:p>0.8731</text:p>
          </table:table-cell>
          <table:table-cell table:style-name="ce5"/>
          <table:table-cell table:style-name="ce19" table:formula="of:=IF([.G$45]=0;&quot;&quot;;COM.FINANCIALS.GETINFO.PYTHON.FINANCIALSIMPL.GETREALTIME([.G$45];[.$C48];[.$B$3]))" office:value-type="float" office:value="16451.13" calcext:value-type="float">
            <text:p>16451.13</text:p>
          </table:table-cell>
          <table:table-cell table:style-name="Default"/>
          <table:table-cell table:style-name="ce19" table:formula="of:=IF([.I$45]=0;&quot;&quot;;COM.FINANCIALS.GETINFO.PYTHON.FINANCIALSIMPL.GETREALTIME([.I$45];[.$C48];[.$B$3]))" office:value-type="float" office:value="10" calcext:value-type="float">
            <text:p>10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float" office:value="13942.87" calcext:value-type="float">
            <text:p>13942.87</text:p>
          </table:table-cell>
          <table:table-cell table:style-name="ce5"/>
          <table:table-cell table:style-name="ce19" table:formula="of:=IF([.M$45]=0;&quot;&quot;;COM.FINANCIALS.GETINFO.PYTHON.FINANCIALSIMPL.GETREALTIME([.M$45];[.$C48];[.$B$3]))" office:value-type="float" office:value="3817.66" calcext:value-type="float">
            <text:p>3817.66</text:p>
          </table:table-cell>
          <table:table-cell table:style-name="ce5"/>
          <table:table-cell table:style-name="ce19" table:formula="of:=IF([.O$45]=0;&quot;&quot;;COM.FINANCIALS.GETINFO.PYTHON.FINANCIALSIMPL.GETREALTIME([.O$45];[.$C48];[.$B$3]))" office:value-type="float" office:value="2922" calcext:value-type="float">
            <text:p>2922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float" office:value="0.873" calcext:value-type="float">
            <text:p>0.873</text:p>
          </table:table-cell>
          <table:table-cell table:style-name="ce5"/>
          <table:table-cell table:style-name="ce19" table:formula="of:=IF([.G$45]=0;&quot;&quot;;COM.FINANCIALS.GETINFO.PYTHON.FINANCIALSIMPL.GETREALTIME([.G$45];[.$C49];[.$B$3]))" office:value-type="float" office:value="16451.13" calcext:value-type="float">
            <text:p>16451.13</text:p>
          </table:table-cell>
          <table:table-cell table:style-name="Default"/>
          <table:table-cell table:style-name="ce19" table:formula="of:=IF([.I$45]=0;&quot;&quot;;COM.FINANCIALS.GETINFO.PYTHON.FINANCIALSIMPL.GETREALTIME([.I$45];[.$C4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float" office:value="13829.9" calcext:value-type="float">
            <text:p>13829.9</text:p>
          </table:table-cell>
          <table:table-cell table:style-name="ce5"/>
          <table:table-cell table:style-name="ce19" table:formula="of:=IF([.M$45]=0;&quot;&quot;;COM.FINANCIALS.GETINFO.PYTHON.FINANCIALSIMPL.GETREALTIME([.M$45];[.$C49];[.$B$3]))" office:value-type="float" office:value="3810.47" calcext:value-type="float">
            <text:p>3810.47</text:p>
          </table:table-cell>
          <table:table-cell table:style-name="ce5"/>
          <table:table-cell table:style-name="ce19" table:formula="of:=IF([.O$45]=0;&quot;&quot;;COM.FINANCIALS.GETINFO.PYTHON.FINANCIALSIMPL.GETREALTIME([.O$45];[.$C49];[.$B$3]))" office:value-type="float" office:value="2886" calcext:value-type="float">
            <text:p>2886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float" office:value="0.002270043" calcext:value-type="float">
            <text:p>0.002270043</text:p>
          </table:table-cell>
          <table:table-cell table:style-name="ce5"/>
          <table:table-cell table:style-name="ce19" table:formula="of:=IF([.G$45]=0;&quot;&quot;;COM.FINANCIALS.GETINFO.PYTHON.FINANCIALSIMPL.GETREALTIME([.G$45];[.$C50];[.$B$3]))" office:value-type="float" office:value="215.97852" calcext:value-type="float">
            <text:p>215.97852</text:p>
          </table:table-cell>
          <table:table-cell table:style-name="Default"/>
          <table:table-cell table:style-name="ce19" table:formula="of:=IF([.I$45]=0;&quot;&quot;;COM.FINANCIALS.GETINFO.PYTHON.FINANCIALSIMPL.GETREALTIME([.I$45];[.$C50];[.$B$3]))" office:value-type="float" office:value="0.020000458" calcext:value-type="float">
            <text:p>0.020000458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float" office:value="-68.700195" calcext:value-type="float">
            <text:p>-68.700195</text:p>
          </table:table-cell>
          <table:table-cell table:style-name="ce5"/>
          <table:table-cell table:style-name="ce19" table:formula="of:=IF([.M$45]=0;&quot;&quot;;COM.FINANCIALS.GETINFO.PYTHON.FINANCIALSIMPL.GETREALTIME([.M$45];[.$C50];[.$B$3]))" office:value-type="float" office:value="3.7800293" calcext:value-type="float">
            <text:p>3.7800293</text:p>
          </table:table-cell>
          <table:table-cell table:style-name="ce5"/>
          <table:table-cell table:style-name="ce19" table:formula="of:=IF([.O$45]=0;&quot;&quot;;COM.FINANCIALS.GETINFO.PYTHON.FINANCIALSIMPL.GETREALTIME([.O$45];[.$C50];[.$B$3]))" office:value-type="float" office:value="-37" calcext:value-type="float">
            <text:p>-37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5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" calcext:value-type="error">
            <text:p>#N/A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" calcext:value-type="error">
            <text:p>#N/A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float" office:value="0.0025999804" calcext:value-type="float">
            <text:p>0.0025999804</text:p>
          </table:table-cell>
          <table:table-cell table:style-name="ce5"/>
          <table:table-cell table:style-name="ce19" table:formula="of:=IF([.G$45]=0;&quot;&quot;;COM.FINANCIALS.GETINFO.PYTHON.FINANCIALSIMPL.GETREALTIME([.G$45];[.$C53];[.$B$3]))" office:value-type="float" office:value="0.012921074" calcext:value-type="float">
            <text:p>0.012921074</text:p>
          </table:table-cell>
          <table:table-cell table:style-name="Default"/>
          <table:table-cell table:style-name="ce19" table:formula="of:=IF([.I$45]=0;&quot;&quot;;COM.FINANCIALS.GETINFO.PYTHON.FINANCIALSIMPL.GETREALTIME([.I$45];[.$C53];[.$B$3]))" office:value-type="float" office:value="0.0020000457" calcext:value-type="float">
            <text:p>0.0020000457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float" office:value="-0.0049272636" calcext:value-type="float">
            <text:p>-0.0049272636</text:p>
          </table:table-cell>
          <table:table-cell table:style-name="ce5"/>
          <table:table-cell table:style-name="ce19" table:formula="of:=IF([.M$45]=0;&quot;&quot;;COM.FINANCIALS.GETINFO.PYTHON.FINANCIALSIMPL.GETREALTIME([.M$45];[.$C53];[.$B$3]))" office:value-type="float" office:value="0.000990143" calcext:value-type="float">
            <text:p>0.000990143</text:p>
          </table:table-cell>
          <table:table-cell table:style-name="ce5"/>
          <table:table-cell table:style-name="ce19" table:formula="of:=IF([.O$45]=0;&quot;&quot;;COM.FINANCIALS.GETINFO.PYTHON.FINANCIALSIMPL.GETREALTIME([.O$45];[.$C53];[.$B$3]))" office:value-type="float" office:value="-0.01266256" calcext:value-type="float">
            <text:p>-0.01266256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float" office:value="0.8708" calcext:value-type="float">
            <text:p>0.8708</text:p>
          </table:table-cell>
          <table:table-cell table:style-name="ce5"/>
          <table:table-cell table:style-name="ce19" table:formula="of:=IF([.G$45]=0;&quot;&quot;;COM.FINANCIALS.GETINFO.PYTHON.FINANCIALSIMPL.GETREALTIME([.G$45];[.$C54];[.$B$3]))" office:value-type="float" office:value="16428.52" calcext:value-type="float">
            <text:p>16428.52</text:p>
          </table:table-cell>
          <table:table-cell table:style-name="Default"/>
          <table:table-cell table:style-name="ce19" table:formula="of:=IF([.I$45]=0;&quot;&quot;;COM.FINANCIALS.GETINFO.PYTHON.FINANCIALSIMPL.GETREALTIME([.I$45];[.$C54];[.$B$3]))" office:value-type="float" office:value="10" calcext:value-type="float">
            <text:p>10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float" office:value="13791.52" calcext:value-type="float">
            <text:p>13791.52</text:p>
          </table:table-cell>
          <table:table-cell table:style-name="ce5"/>
          <table:table-cell table:style-name="ce19" table:formula="of:=IF([.M$45]=0;&quot;&quot;;COM.FINANCIALS.GETINFO.PYTHON.FINANCIALSIMPL.GETREALTIME([.M$45];[.$C54];[.$B$3]))" office:value-type="float" office:value="3795.62" calcext:value-type="float">
            <text:p>3795.62</text:p>
          </table:table-cell>
          <table:table-cell table:style-name="ce5"/>
          <table:table-cell table:style-name="ce19" table:formula="of:=IF([.O$45]=0;&quot;&quot;;COM.FINANCIALS.GETINFO.PYTHON.FINANCIALSIMPL.GETREALTIME([.O$45];[.$C54];[.$B$3]))" office:value-type="float" office:value="2862" calcext:value-type="float">
            <text:p>2862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float" office:value="0.876" calcext:value-type="float">
            <text:p>0.876</text:p>
          </table:table-cell>
          <table:table-cell table:style-name="ce5"/>
          <table:table-cell table:style-name="ce19" table:formula="of:=IF([.G$45]=0;&quot;&quot;;COM.FINANCIALS.GETINFO.PYTHON.FINANCIALSIMPL.GETREALTIME([.G$45];[.$C55];[.$B$3]))" office:value-type="float" office:value="16936.82" calcext:value-type="float">
            <text:p>16936.82</text:p>
          </table:table-cell>
          <table:table-cell table:style-name="Default"/>
          <table:table-cell table:style-name="ce19" table:formula="of:=IF([.I$45]=0;&quot;&quot;;COM.FINANCIALS.GETINFO.PYTHON.FINANCIALSIMPL.GETREALTIME([.I$45];[.$C55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float" office:value="13931.29" calcext:value-type="float">
            <text:p>13931.29</text:p>
          </table:table-cell>
          <table:table-cell table:style-name="ce5"/>
          <table:table-cell table:style-name="ce19" table:formula="of:=IF([.M$45]=0;&quot;&quot;;COM.FINANCIALS.GETINFO.PYTHON.FINANCIALSIMPL.GETREALTIME([.M$45];[.$C55];[.$B$3]))" office:value-type="float" office:value="3825.81" calcext:value-type="float">
            <text:p>3825.81</text:p>
          </table:table-cell>
          <table:table-cell table:style-name="ce5"/>
          <table:table-cell table:style-name="ce19" table:formula="of:=IF([.O$45]=0;&quot;&quot;;COM.FINANCIALS.GETINFO.PYTHON.FINANCIALSIMPL.GETREALTIME([.O$45];[.$C55];[.$B$3]))" office:value-type="float" office:value="2934" calcext:value-type="float">
            <text:p>2934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float" office:value="0.87537" calcext:value-type="float">
            <text:p>0.87537</text:p>
          </table:table-cell>
          <table:table-cell table:style-name="ce5"/>
          <table:table-cell table:style-name="ce19" table:formula="of:=IF([.G$45]=0;&quot;&quot;;COM.FINANCIALS.GETINFO.PYTHON.FINANCIALSIMPL.GETREALTIME([.G$45];[.$C56];[.$B$3]))" office:value-type="float" office:value="16931.236" calcext:value-type="float">
            <text:p>16931.236</text:p>
          </table:table-cell>
          <table:table-cell table:style-name="Default"/>
          <table:table-cell table:style-name="ce19" table:formula="of:=IF([.I$45]=0;&quot;&quot;;COM.FINANCIALS.GETINFO.PYTHON.FINANCIALSIMPL.GETREALTIME([.I$45];[.$C56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float" office:value="13874.17" calcext:value-type="float">
            <text:p>13874.17</text:p>
          </table:table-cell>
          <table:table-cell table:style-name="ce5"/>
          <table:table-cell table:style-name="ce19" table:formula="of:=IF([.M$45]=0;&quot;&quot;;COM.FINANCIALS.GETINFO.PYTHON.FINANCIALSIMPL.GETREALTIME([.M$45];[.$C56];[.$B$3]))" office:value-type="float" office:value="3821.44" calcext:value-type="float">
            <text:p>3821.44</text:p>
          </table:table-cell>
          <table:table-cell table:style-name="ce5"/>
          <table:table-cell table:style-name="ce19" table:formula="of:=IF([.O$45]=0;&quot;&quot;;COM.FINANCIALS.GETINFO.PYTHON.FINANCIALSIMPL.GETREALTIME([.O$45];[.$C56];[.$B$3]))" office:value-type="float" office:value="2885" calcext:value-type="float">
            <text:p>2885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float" office:value="0.8754" calcext:value-type="float">
            <text:p>0.8754</text:p>
          </table:table-cell>
          <table:table-cell table:style-name="ce5"/>
          <table:table-cell table:style-name="ce19" table:formula="of:=IF([.G$45]=0;&quot;&quot;;COM.FINANCIALS.GETINFO.PYTHON.FINANCIALSIMPL.GETREALTIME([.G$45];[.$C5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57];[.$B$3]))" office:value-type="float" office:value="10.01" calcext:value-type="float">
            <text:p>10.01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57];[.$B$3]))" office:value-type="float" office:value="2921" calcext:value-type="float">
            <text:p>2921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float" office:value="0.9236" calcext:value-type="float">
            <text:p>0.9236</text:p>
          </table:table-cell>
          <table:table-cell table:style-name="ce5"/>
          <table:table-cell table:style-name="ce19" table:formula="of:=IF([.G$45]=0;&quot;&quot;;COM.FINANCIALS.GETINFO.PYTHON.FINANCIALSIMPL.GETREALTIME([.G$45];[.$C58];[.$B$3]))" office:value-type="float" office:value="51956.33" calcext:value-type="float">
            <text:p>51956.33</text:p>
          </table:table-cell>
          <table:table-cell table:style-name="Default"/>
          <table:table-cell table:style-name="ce19" table:formula="of:=IF([.I$45]=0;&quot;&quot;;COM.FINANCIALS.GETINFO.PYTHON.FINANCIALSIMPL.GETREALTIME([.I$45];[.$C58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float" office:value="16285.35" calcext:value-type="float">
            <text:p>16285.35</text:p>
          </table:table-cell>
          <table:table-cell table:style-name="ce5"/>
          <table:table-cell table:style-name="ce19" table:formula="of:=IF([.M$45]=0;&quot;&quot;;COM.FINANCIALS.GETINFO.PYTHON.FINANCIALSIMPL.GETREALTIME([.M$45];[.$C58];[.$B$3]))" office:value-type="float" office:value="4818.62" calcext:value-type="float">
            <text:p>4818.62</text:p>
          </table:table-cell>
          <table:table-cell table:style-name="ce5"/>
          <table:table-cell table:style-name="ce19" table:formula="of:=IF([.O$45]=0;&quot;&quot;;COM.FINANCIALS.GETINFO.PYTHON.FINANCIALSIMPL.GETREALTIME([.O$45];[.$C58];[.$B$3]))" office:value-type="float" office:value="3673" calcext:value-type="float">
            <text:p>3673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float" office:value="0.8755" calcext:value-type="float">
            <text:p>0.8755</text:p>
          </table:table-cell>
          <table:table-cell table:style-name="ce5"/>
          <table:table-cell table:style-name="ce19" table:formula="of:=IF([.G$45]=0;&quot;&quot;;COM.FINANCIALS.GETINFO.PYTHON.FINANCIALSIMPL.GETREALTIME([.G$45];[.$C59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59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59];[.$B$3]))" office:value-type="float" office:value="2922" calcext:value-type="float">
            <text:p>2922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float" office:value="0.8204" calcext:value-type="float">
            <text:p>0.8204</text:p>
          </table:table-cell>
          <table:table-cell table:style-name="ce5"/>
          <table:table-cell table:style-name="ce19" table:formula="of:=IF([.G$45]=0;&quot;&quot;;COM.FINANCIALS.GETINFO.PYTHON.FINANCIALSIMPL.GETREALTIME([.G$45];[.$C60];[.$B$3]))" office:value-type="float" office:value="15599.05" calcext:value-type="float">
            <text:p>15599.05</text:p>
          </table:table-cell>
          <table:table-cell table:style-name="Default"/>
          <table:table-cell table:style-name="ce19" table:formula="of:=IF([.I$45]=0;&quot;&quot;;COM.FINANCIALS.GETINFO.PYTHON.FINANCIALSIMPL.GETREALTIME([.I$45];[.$C60];[.$B$3]))" office:value-type="float" office:value="10" calcext:value-type="float">
            <text:p>10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float" office:value="11862.84" calcext:value-type="float">
            <text:p>11862.84</text:p>
          </table:table-cell>
          <table:table-cell table:style-name="ce5"/>
          <table:table-cell table:style-name="ce19" table:formula="of:=IF([.M$45]=0;&quot;&quot;;COM.FINANCIALS.GETINFO.PYTHON.FINANCIALSIMPL.GETREALTIME([.M$45];[.$C60];[.$B$3]))" office:value-type="float" office:value="3491.58" calcext:value-type="float">
            <text:p>3491.58</text:p>
          </table:table-cell>
          <table:table-cell table:style-name="ce5"/>
          <table:table-cell table:style-name="ce19" table:formula="of:=IF([.O$45]=0;&quot;&quot;;COM.FINANCIALS.GETINFO.PYTHON.FINANCIALSIMPL.GETREALTIME([.O$45];[.$C60];[.$B$3]))" office:value-type="float" office:value="2862" calcext:value-type="float">
            <text:p>2862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1];[.$B$3]))" office:value-type="float" office:value="325738000000" calcext:value-type="float">
            <text:p>325738000000</text:p>
          </table:table-cell>
          <table:table-cell table:style-name="Default"/>
          <table:table-cell table:style-name="ce19" table:formula="of:=IF([.I$45]=0;&quot;&quot;;COM.FINANCIALS.GETINFO.PYTHON.FINANCIALSIMPL.GETREALTIME([.I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1];[.$B$3]))" office:value-type="float" office:value="43164000000" calcext:value-type="float">
            <text:p>43164000000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2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2];[.$B$3]))" office:value-type="float" office:value="1200000" calcext:value-type="float">
            <text:p>1200000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3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3];[.$B$3]))" office:value-type="float" office:value="800" calcext:value-type="float">
            <text:p>800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3];[.$B$3]))" office:value-type="float" office:value="3603000" calcext:value-type="float">
            <text:p>3603000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4];[.$B$3]))" office:value-type="float" office:value="23255787520" calcext:value-type="float">
            <text:p>23255787520</text:p>
          </table:table-cell>
          <table:table-cell table:style-name="Default"/>
          <table:table-cell table:style-name="ce19" table:formula="of:=IF([.I$45]=0;&quot;&quot;;COM.FINANCIALS.GETINFO.PYTHON.FINANCIALSIMPL.GETREALTIME([.I$45];[.$C64];[.$B$3]))" office:value-type="float" office:value="380122" calcext:value-type="float">
            <text:p>380122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M$45]=0;&quot;&quot;;COM.FINANCIALS.GETINFO.PYTHON.FINANCIALSIMPL.GETREALTIME([.M$45];[.$C64];[.$B$3]))" office:value-type="float" office:value="327195266" calcext:value-type="float">
            <text:p>327195266</text:p>
          </table:table-cell>
          <table:table-cell table:style-name="ce5"/>
          <table:table-cell table:style-name="ce19" table:formula="of:=IF([.O$45]=0;&quot;&quot;;COM.FINANCIALS.GETINFO.PYTHON.FINANCIALSIMPL.GETREALTIME([.O$45];[.$C64];[.$B$3]))" office:value-type="float" office:value="3369402" calcext:value-type="float">
            <text:p>3369402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float" office:value="67851662" calcext:value-type="float">
            <text:p>67851662</text:p>
          </table:table-cell>
          <table:table-cell table:style-name="ce5"/>
          <table:table-cell table:style-name="ce19" table:formula="of:=IF([.M$45]=0;&quot;&quot;;COM.FINANCIALS.GETINFO.PYTHON.FINANCIALSIMPL.GETREALTIME([.M$45];[.$C65];[.$B$3]))" office:value-type="float" office:value="4525300476" calcext:value-type="float">
            <text:p>4525300476</text:p>
          </table:table-cell>
          <table:table-cell table:style-name="ce5"/>
          <table:table-cell table:style-name="ce19" table:formula="of:=IF([.O$45]=0;&quot;&quot;;COM.FINANCIALS.GETINFO.PYTHON.FINANCIALSIMPL.GETREALTIME([.O$45];[.$C65];[.$B$3]))" office:value-type="float" office:value="3157540" calcext:value-type="float">
            <text:p>3157540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6];[.$B$3]))" office:value-type="float" office:value="0.39" calcext:value-type="float">
            <text:p>0.39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7];[.$B$3]))" office:value-type="float" office:value="4.63" calcext:value-type="float">
            <text:p>4.63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68];[.$B$3]))" office:value-type="float" office:value="6.23" calcext:value-type="float">
            <text:p>6.23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69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5]=0;&quot;&quot;;COM.FINANCIALS.GETINFO.PYTHON.FINANCIALSIMPL.GETREALTIME([.M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5]=0;&quot;&quot;;COM.FINANCIALS.GETINFO.PYTHON.FINANCIALSIMPL.GETREALTIME([.O$45];[.$C69];[.$B$3]))" office:value-type="float" office:value="0.92" calcext:value-type="float">
            <text:p>0.92</text:p>
          </table:table-cell>
          <table:table-cell table:style-name="ce34"/>
          <table:table-cell table:style-name="Default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5]=0;&quot;&quot;;COM.FINANCIALS.GETINFO.PYTHON.FINANCIALSIMPL.GETREALTIME([.G$45];[.$C70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5]=0;&quot;&quot;;COM.FINANCIALS.GETINFO.PYTHON.FINANCIALSIMPL.GETREALTIME([.I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5]=0;&quot;&quot;;COM.FINANCIALS.GETINFO.PYTHON.FINANCIALSIMPL.GETREALTIME([.M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5]=0;&quot;&quot;;COM.FINANCIALS.GETINFO.PYTHON.FINANCIALSIMPL.GETREALTIME([.O$45];[.$C70];[.$B$3]))" office:value-type="float" office:value="0.0311" calcext:value-type="float">
            <text:p>0.0311</text:p>
          </table:table-cell>
          <table:table-cell table:style-name="ce68"/>
          <table:table-cell table:style-name="Default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5]=0;&quot;&quot;;COM.FINANCIALS.GETINFO.PYTHON.FINANCIALSIMPL.GETREALTIME([.M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2022-12-11" calcext:value-type="string">
            <text:p>2022-12-11</text:p>
          </table:table-cell>
          <table:table-cell table:style-name="ce34"/>
          <table:table-cell table:style-name="Default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72];[.$B$3]))" office:value-type="float" office:value="0.3943" calcext:value-type="float">
            <text:p>0.3943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3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5]=0;&quot;&quot;;COM.FINANCIALS.GETINFO.PYTHON.FINANCIALSIMPL.GETREALTIME([.M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#N/A</text:p>
          </table:table-cell>
          <table:table-cell table:style-name="ce34"/>
          <table:table-cell table:style-name="Default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5]=0;&quot;&quot;;COM.FINANCIALS.GETINFO.PYTHON.FINANCIALSIMPL.GETREALTIME([.M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Banks—Regional" calcext:value-type="string">
            <text:p>Banks—Regional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5]=0;&quot;&quot;;COM.FINANCIALS.GETINFO.PYTHON.FINANCIALSIMPL.GETREALTIME([.G$45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5]=0;&quot;&quot;;COM.FINANCIALS.GETINFO.PYTHON.FINANCIALSIMPL.GETREALTIME([.I$45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5]=0;&quot;&quot;;COM.FINANCIALS.GETINFO.PYTHON.FINANCIALSIMPL.GETREALTIME([.M$45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LUMI.TA" calcext:value-type="string">
            <text:p>LUMI.TA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5]=0;&quot;&quot;;COM.FINANCIALS.GETINFO.PYTHON.FINANCIALSIMPL.GETREALTIME([.G$45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5]=0;&quot;&quot;;COM.FINANCIALS.GETINFO.PYTHON.FINANCIALSIMPL.GETREALTIME([.I$45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5]=0;&quot;&quot;;COM.FINANCIALS.GETINFO.PYTHON.FINANCIALSIMPL.GETREALTIME([.M$45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Tel Aviv" calcext:value-type="string">
            <text:p>Tel Aviv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5]=0;&quot;&quot;;COM.FINANCIALS.GETINFO.PYTHON.FINANCIALSIMPL.GETREALTIME([.G$45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5]=0;&quot;&quot;;COM.FINANCIALS.GETINFO.PYTHON.FINANCIALSIMPL.GETREALTIME([.I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5]=0;&quot;&quot;;COM.FINANCIALS.GETINFO.PYTHON.FINANCIALSIMPL.GETREALTIME([.M$45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ILA" calcext:value-type="string">
            <text:p>ILA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EUR/GBP (EURGBP=X)" calcext:value-type="string">
            <text:p>EUR/GBP (EURGBP=X)</text:p>
          </table:table-cell>
          <table:table-cell table:style-name="ce36"/>
          <table:table-cell table:style-name="ce28" table:formula="of:=IF([.G$45]=0;&quot;&quot;;COM.FINANCIALS.GETINFO.PYTHON.FINANCIALSIMPL.GETREALTIME([.G$45];[.$C79];[.$B$3]))" office:value-type="string" office:string-value="Bitcoin USD (BTC-USD)" calcext:value-type="string">
            <text:p>Bitcoin USD (BTC-USD)</text:p>
          </table:table-cell>
          <table:table-cell table:style-name="Default"/>
          <table:table-cell table:style-name="ce28" table:formula="of:=IF([.I$45]=0;&quot;&quot;;COM.FINANCIALS.GETINFO.PYTHON.FINANCIALSIMPL.GETREALTIME([.I$45];[.$C79];[.$B$3]))" office:value-type="string" office:string-value="(ZVZZT)" calcext:value-type="string">
            <text:p>(ZVZZT)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DAX PERFORMANCE-INDEX (^GDAXI)" calcext:value-type="string">
            <text:p>DAX PERFORMANCE-INDEX (^GDAXI)</text:p>
          </table:table-cell>
          <table:table-cell table:style-name="ce36"/>
          <table:table-cell table:style-name="ce28" table:formula="of:=IF([.M$45]=0;&quot;&quot;;COM.FINANCIALS.GETINFO.PYTHON.FINANCIALSIMPL.GETREALTIME([.M$45];[.$C79];[.$B$3]))" office:value-type="string" office:string-value="S&amp;P 500 (^GSPC)" calcext:value-type="string">
            <text:p>S&amp;P 500 (^GSPC)</text:p>
          </table:table-cell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Bank Leumi le-Israel B.M. (LUMI.TA)" calcext:value-type="string">
            <text:p>Bank Leumi le-Israel B.M. (LUMI.TA)</text:p>
          </table:table-cell>
          <table:table-cell table:style-name="ce36"/>
          <table:table-cell table:style-name="Default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GMT" calcext:value-type="string">
            <text:p>GMT</text:p>
          </table:table-cell>
          <table:table-cell table:style-name="ce5"/>
          <table:table-cell table:style-name="ce33" table:formula="of:=IF([.G$45]=0;&quot;&quot;;COM.FINANCIALS.GETINFO.PYTHON.FINANCIALSIMPL.GETREALTIME([.G$45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5]=0;&quot;&quot;;COM.FINANCIALS.GETINFO.PYTHON.FINANCIALSIMPL.GETREALTIME([.I$45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CET" calcext:value-type="string">
            <text:p>CET</text:p>
          </table:table-cell>
          <table:table-cell table:style-name="ce5"/>
          <table:table-cell table:style-name="ce33" table:formula="of:=IF([.M$45]=0;&quot;&quot;;COM.FINANCIALS.GETINFO.PYTHON.FINANCIALSIMPL.GETREALTIME([.M$45];[.$C80];[.$B$3]))" office:value-type="string" office:string-value="EST" calcext:value-type="string">
            <text:p>EST</text:p>
          </table:table-cell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IST" calcext:value-type="string">
            <text:p>IST</text:p>
          </table:table-cell>
          <table:table-cell table:style-name="ce5"/>
          <table:table-cell table:style-name="Default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40119C00120000&quot;;Identifiers; [.$C$3];0)" office:value-type="string" office:string-value="IBM240119C00120000" calcext:value-type="string">
            <text:p>IBM240119C00120000</text:p>
          </table:table-cell>
          <table:table-cell/>
          <table:table-cell table:style-name="ce20" table:formula="of:=VLOOKUP(&quot;ESH3&quot;;Identifiers; [.$C$3];0)" office:value-type="string" office:string-value="ESH23.CME" calcext:value-type="string">
            <text:p>ESH23.CM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25.3" calcext:value-type="float">
            <text:p>25.3</text:p>
          </table:table-cell>
          <table:table-cell/>
          <table:table-cell table:style-name="ce19" table:formula="of:=IF([.G$83]=0;&quot;&quot;;COM.FINANCIALS.GETINFO.PYTHON.FINANCIALSIMPL.GETREALTIME([.G$83];[.$C86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25.3" calcext:value-type="float">
            <text:p>25.3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3842.75" calcext:value-type="float">
            <text:p>3842.7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0" calcext:value-type="float">
            <text:p>0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 office:value-type="float" office:value="0" calcext:value-type="float">
            <text:p>0</text:p>
          </table:table-cell>
          <table:table-cell/>
          <table:table-cell table:style-name="ce19" table:formula="of:=IF([.G$83]=0;&quot;&quot;;COM.FINANCIALS.GETINFO.PYTHON.FINANCIALSIMPL.GETREALTIME([.G$83];[.$C91];[.$B$3]))" office:value-type="float" office:value="0.00084514363" calcext:value-type="float">
            <text:p>0.00084514363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25.3" calcext:value-type="float">
            <text:p>25.3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3803.5" calcext:value-type="float">
            <text:p>3803.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25.3" calcext:value-type="float">
            <text:p>25.3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3854.75" calcext:value-type="float">
            <text:p>3854.7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25.3" calcext:value-type="float">
            <text:p>25.3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3848.75" calcext:value-type="float">
            <text:p>3848.7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25.85" calcext:value-type="float">
            <text:p>25.85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3836" calcext:value-type="float">
            <text:p>3836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6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26.5" calcext:value-type="float">
            <text:p>26.5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3836.25" calcext:value-type="float">
            <text:p>3836.2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8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1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 office:value-type="float" office:value="1" calcext:value-type="float">
            <text:p>1</text:p>
          </table:table-cell>
          <table:table-cell/>
          <table:table-cell table:style-name="ce19" table:formula="of:=IF([.G$83]=0;&quot;&quot;;COM.FINANCIALS.GETINFO.PYTHON.FINANCIALSIMPL.GETREALTIME([.G$83];[.$C102];[.$B$3]))" office:value-type="float" office:value="508928" calcext:value-type="float">
            <text:p>508928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4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2024-01-19" calcext:value-type="string">
            <text:p>2024-01-19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7];[.$B$3]))" office:value-type="string" office:string-value="2023-03-17" calcext:value-type="string">
            <text:p>2023-03-1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8];[.$B$3]))" office:value-type="string" office:string-value="IBM240119C00120000" calcext:value-type="string">
            <text:p>IBM240119C00120000</text:p>
          </table:table-cell>
          <table:table-cell/>
          <table:table-cell table:style-name="ce19" table:formula="of:=IF([.G$83]=0;&quot;&quot;;COM.FINANCIALS.GETINFO.PYTHON.FINANCIALSIMPL.GETREALTIME([.G$83];[.$C108];[.$B$3]))" office:value-type="string" office:string-value="ESH23.CME" calcext:value-type="string">
            <text:p>ESH23.C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CME" calcext:value-type="string">
            <text:p>C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10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10];[.$B$3]))" office:value-type="string" office:string-value="USD" calcext:value-type="string">
            <text:p>USD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11];[.$B$3]))" office:value-type="string" office:string-value="IBM Jan 2024 120.000 call" calcext:value-type="string">
            <text:p>IBM Jan 2024 120.000 call</text:p>
          </table:table-cell>
          <table:table-cell table:style-name="ce36"/>
          <table:table-cell table:style-name="ce28" table:formula="of:=IF([.G$83]=0;&quot;&quot;;COM.FINANCIALS.GETINFO.PYTHON.FINANCIALSIMPL.GETREALTIME([.G$83];[.$C111];[.$B$3]))" office:value-type="string" office:string-value="E-Mini S&amp;P 500 Mar 23 (ESH23.CME)" calcext:value-type="string">
            <text:p>E-Mini S&amp;P 500 Mar 23 (ESH23.CME)</text:p>
          </table:table-cell>
          <table:table-cell table:style-name="Default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Default"/>
          <table:table-cell table:style-name="ce36"/>
          <table:table-cell table:style-name="ce42"/>
          <table:table-cell table:style-name="ce5" table:number-columns-repeated="42"/>
          <table:table-cell table:number-columns-repeated="963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2];[.$B$3]))" office:value-type="string" office:string-value="EST" calcext:value-type="string">
            <text:p>EST</text:p>
          </table:table-cell>
          <table:table-cell/>
          <table:table-cell table:style-name="ce19" table:formula="of:=IF([.G$83]=0;&quot;&quot;;COM.FINANCIALS.GETINFO.PYTHON.FINANCIALSIMPL.GETREALTIME([.G$83];[.$C112];[.$B$3]))" office:value-type="string" office:string-value="EST" calcext:value-type="string">
            <text:p>EST</text:p>
          </table:table-cell>
          <table:table-cell table:number-columns-repeated="101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44 'Realtime Examples'.A45:'Realtime Examples'.G80 'Realtime Examples'.R45:'Realtime Examples'.AMJ80 'Realtime Examples'.I45:'Realtime Examples'.P80 'Realtime Examples'.A112:'Realtime Examples'.AMJ1048576 'Realtime Examples'.A81:'Realtime Examples'.AMJ110 'Realtime Examples'.A111:'Realtime Examples'.G111 'Realtime Examples'.I111:'Realtime Examples'.P111 'Realtime Examples'.R111:'Realtime Examples'.AMJ111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7" table:default-cell-style-name="ce84"/>
        <table:table-column table:style-name="co8" table:default-cell-style-name="ce84"/>
        <table:table-column table:style-name="co7" table:default-cell-style-name="ce84"/>
        <table:table-column table:style-name="co9" table:number-columns-repeated="2" table:default-cell-style-name="ce84"/>
        <table:table-column table:style-name="co3" table:number-columns-repeated="59" table:default-cell-style-name="ce84"/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>
            <text:p>Sources</text:p>
          </table:table-cell>
          <table:table-cell table:style-name="ce8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6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6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6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86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>
            <text:p>Identifiers</text:p>
          </table:table-cell>
          <table:table-cell table:style-name="ce8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>
            <text:p>Id</text:p>
          </table:table-cell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YAHOO</text:p>
          </table:table-cell>
          <table:table-cell table:style-name="ce86" office:value-type="string" calcext:value-type="string">
            <text:p>FT</text:p>
          </table:table-cell>
          <table:table-cell table:style-name="ce86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87" table:number-columns-repeated="5"/>
          <table:table-cell table:number-columns-repeated="59"/>
        </table:table-row>
        <table:table-row table:style-name="ro1">
          <table:table-cell table:style-name="ce87" office:value-type="string" calcext:value-type="string">
            <text:p>EURGBP</text:p>
          </table:table-cell>
          <table:table-cell table:style-name="ce87"/>
          <table:table-cell table:style-name="ce87" office:value-type="string" calcext:value-type="string">
            <text:p>EURGBP=X</text:p>
          </table:table-cell>
          <table:table-cell table:style-name="ce87" office:value-type="string" calcext:value-type="string">
            <text:p>EURGBP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table:number-columns-repeated="5"/>
          <table:table-cell table:number-columns-repeated="59"/>
        </table:table-row>
        <table:table-row table:style-name="ro1">
          <table:table-cell table:style-name="ce87" office:value-type="string" calcext:value-type="string">
            <text:p>SAP</text:p>
          </table:table-cell>
          <table:table-cell table:style-name="ce87" office:value-type="string" calcext:value-type="string">
            <text:p>ETR:SAP</text:p>
          </table:table-cell>
          <table:table-cell table:style-name="ce87" office:value-type="string" calcext:value-type="string">
            <text:p>SAP.DE</text:p>
          </table:table-cell>
          <table:table-cell table:style-name="ce87" office:value-type="string" calcext:value-type="string">
            <text:p>SAPX:GER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C060</text:p>
          </table:table-cell>
          <table:table-cell table:style-name="ce87" office:value-type="string" calcext:value-type="string">
            <text:p>FRA:C060</text:p>
          </table:table-cell>
          <table:table-cell table:style-name="ce87" office:value-type="string" calcext:value-type="string">
            <text:p>C060.DE</text:p>
          </table:table-cell>
          <table:table-cell table:style-name="ce87" office:value-type="string" calcext:value-type="string">
            <text:p>C060:GER:EUR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VERX</text:p>
          </table:table-cell>
          <table:table-cell table:style-name="ce87" office:value-type="string" calcext:value-type="string">
            <text:p>LON:VERX</text:p>
          </table:table-cell>
          <table:table-cell table:style-name="ce87" office:value-type="string" calcext:value-type="string">
            <text:p>VERX.L</text:p>
          </table:table-cell>
          <table:table-cell table:style-name="ce87" office:value-type="string" calcext:value-type="string">
            <text:p>VERX:LSE:GBP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VOD</text:p>
          </table:table-cell>
          <table:table-cell table:style-name="ce87" office:value-type="string" calcext:value-type="string">
            <text:p>LON:VOD</text:p>
          </table:table-cell>
          <table:table-cell table:style-name="ce87" office:value-type="string" calcext:value-type="string">
            <text:p>VOD.L</text:p>
          </table:table-cell>
          <table:table-cell table:style-name="ce87" office:value-type="string" calcext:value-type="string">
            <text:p>VOD:LSE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VFIAX</text:p>
          </table:table-cell>
          <table:table-cell table:style-name="ce87" office:value-type="string" calcext:value-type="string">
            <text:p>MUTF:VFIAX</text:p>
          </table:table-cell>
          <table:table-cell table:number-columns-repeated="2" table:style-name="ce87" office:value-type="string" calcext:value-type="string">
            <text:p>VFIAX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INTC</text:p>
          </table:table-cell>
          <table:table-cell table:style-name="ce87" office:value-type="string" calcext:value-type="string">
            <text:p>NASDAQ:INTC</text:p>
          </table:table-cell>
          <table:table-cell table:style-name="ce87" office:value-type="string" calcext:value-type="string">
            <text:p>INTC</text:p>
          </table:table-cell>
          <table:table-cell table:style-name="ce87" office:value-type="string" calcext:value-type="string">
            <text:p>INTC:NSQ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IBM</text:p>
          </table:table-cell>
          <table:table-cell table:style-name="ce87" office:value-type="string" calcext:value-type="string">
            <text:p>NYSE:IBM</text:p>
          </table:table-cell>
          <table:table-cell table:style-name="ce87" office:value-type="string" calcext:value-type="string">
            <text:p>IBM</text:p>
          </table:table-cell>
          <table:table-cell table:style-name="ce87" office:value-type="string" calcext:value-type="string">
            <text:p>IBM:NYQ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float" office:value="6503" calcext:value-type="float">
            <text:p>6503</text:p>
          </table:table-cell>
          <table:table-cell table:style-name="ce87" office:value-type="string" calcext:value-type="string">
            <text:p>TYO:6503</text:p>
          </table:table-cell>
          <table:table-cell table:style-name="ce87" office:value-type="string" calcext:value-type="string">
            <text:p>6503.T</text:p>
          </table:table-cell>
          <table:table-cell table:style-name="ce87" office:value-type="string" calcext:value-type="string">
            <text:p>6503:TYO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LUMI</text:p>
          </table:table-cell>
          <table:table-cell table:style-name="ce87" office:value-type="string" calcext:value-type="string">
            <text:p>TLV:LUMI</text:p>
          </table:table-cell>
          <table:table-cell table:style-name="ce87" office:value-type="string" calcext:value-type="string">
            <text:p>LUMI.TA</text:p>
          </table:table-cell>
          <table:table-cell table:style-name="ce87" office:value-type="string" calcext:value-type="string">
            <text:p>LUMI:TLV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IBM240119C00120000</text:p>
          </table:table-cell>
          <table:table-cell table:style-name="ce87"/>
          <table:table-cell table:style-name="ce87" office:value-type="string" calcext:value-type="string">
            <text:p>IBM240119C00120000</text:p>
          </table:table-cell>
          <table:table-cell table:style-name="ce87" table:number-columns-repeated="2"/>
          <table:table-cell table:number-columns-repeated="59"/>
        </table:table-row>
        <table:table-row table:style-name="ro1">
          <table:table-cell table:style-name="ce87" office:value-type="string" calcext:value-type="string">
            <text:p>ZVZZT</text:p>
          </table:table-cell>
          <table:table-cell table:style-name="ce87"/>
          <table:table-cell table:style-name="ce87" office:value-type="string" calcext:value-type="string">
            <text:p>ZVZZT</text:p>
          </table:table-cell>
          <table:table-cell table:style-name="ce87" table:number-columns-repeated="2"/>
          <table:table-cell table:number-columns-repeated="59"/>
        </table:table-row>
        <table:table-row table:style-name="ro1">
          <table:table-cell table:style-name="ce87" office:value-type="string" calcext:value-type="string">
            <text:p>BTC-USD</text:p>
          </table:table-cell>
          <table:table-cell table:style-name="ce87"/>
          <table:table-cell table:style-name="ce87" office:value-type="string" calcext:value-type="string">
            <text:p>BTC-USD</text:p>
          </table:table-cell>
          <table:table-cell table:style-name="ce87"/>
          <table:table-cell table:style-name="ce87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87" office:value-type="string" calcext:value-type="string">
            <text:p>ESH3</text:p>
          </table:table-cell>
          <table:table-cell table:style-name="ce87"/>
          <table:table-cell table:style-name="ce87" office:value-type="string" calcext:value-type="string">
            <text:p>ESH23.CME</text:p>
          </table:table-cell>
          <table:table-cell table:style-name="ce87" office:value-type="string" calcext:value-type="string">
            <text:p>ESH3:IOM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table:number-columns-repeated="5"/>
          <table:table-cell table:number-columns-repeated="59"/>
        </table:table-row>
        <table:table-row table:style-name="ro1">
          <table:table-cell table:style-name="ce87" office:value-type="string" calcext:value-type="string">
            <text:p>DAX</text:p>
          </table:table-cell>
          <table:table-cell table:style-name="ce87" office:value-type="string" calcext:value-type="string">
            <text:p>INDEXDB:DAX</text:p>
          </table:table-cell>
          <table:table-cell table:style-name="ce87" office:value-type="string" calcext:value-type="string">
            <text:p>^GDAXI</text:p>
          </table:table-cell>
          <table:table-cell table:style-name="ce87" office:value-type="string" calcext:value-type="string">
            <text:p>DAXX:GER</text:p>
          </table:table-cell>
          <table:table-cell table:style-name="ce87"/>
          <table:table-cell table:number-columns-repeated="59"/>
        </table:table-row>
        <table:table-row table:style-name="ro1">
          <table:table-cell table:style-name="ce87" office:value-type="string" calcext:value-type="string">
            <text:p>INX</text:p>
          </table:table-cell>
          <table:table-cell table:style-name="ce87" office:value-type="string" calcext:value-type="string">
            <text:p>INDEXSP:.INX</text:p>
          </table:table-cell>
          <table:table-cell table:style-name="ce87" office:value-type="string" calcext:value-type="string">
            <text:p>^GSPC</text:p>
          </table:table-cell>
          <table:table-cell table:style-name="ce87" office:value-type="string" calcext:value-type="string">
            <text:p>INX:IOM</text:p>
          </table:table-cell>
          <table:table-cell table:style-name="ce87"/>
          <table:table-cell table:number-columns-repeated="59"/>
        </table:table-row>
        <table:table-row table:style-name="ro1" table:number-rows-repeated="15">
          <table:table-cell table:style-name="ce87" table:number-columns-repeated="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79"/>
        <table:table-column table:style-name="co2" table:default-cell-style-name="ce79"/>
        <table:table-column table:style-name="co3" table:default-cell-style-name="ce83"/>
        <table:table-column table:style-name="co1" table:default-cell-style-name="ce79"/>
        <table:table-column table:style-name="co5" table:default-cell-style-name="ce107"/>
        <table:table-column table:style-name="co1" table:default-cell-style-name="ce79"/>
        <table:table-column table:style-name="co5" table:default-cell-style-name="ce107"/>
        <table:table-column table:style-name="co1" table:default-cell-style-name="ce79"/>
        <table:table-column table:style-name="co5" table:default-cell-style-name="ce107"/>
        <table:table-column table:style-name="co1" table:default-cell-style-name="ce79"/>
        <table:table-column table:style-name="co5" table:default-cell-style-name="ce107"/>
        <table:table-column table:style-name="co1" table:default-cell-style-name="ce79"/>
        <table:table-column table:style-name="co5" table:default-cell-style-name="ce107"/>
        <table:table-column table:style-name="co3" table:number-columns-repeated="51" table:default-cell-style-name="ce79"/>
        <table:table-row table:style-name="ro1">
          <table:table-cell table:number-columns-repeated="4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 table:number-columns-repeated="51"/>
        </table:table-row>
        <table:table-row table:style-name="ro1">
          <table:table-cell table:style-name="ce80" table:number-columns-repeated="4"/>
          <table:table-cell table:style-name="ce101" office:value-type="string" calcext:value-type="string">
            <text:p>AAPL</text:p>
          </table:table-cell>
          <table:table-cell table:style-name="ce80"/>
          <table:table-cell table:style-name="ce101" office:value-type="string" calcext:value-type="string">
            <text:p>TQQQ</text:p>
          </table:table-cell>
          <table:table-cell table:style-name="ce80"/>
          <table:table-cell table:style-name="ce101" office:value-type="string" calcext:value-type="string">
            <text:p>VOD.L</text:p>
          </table:table-cell>
          <table:table-cell table:style-name="ce80"/>
          <table:table-cell table:style-name="ce101" office:value-type="string" calcext:value-type="string">
            <text:p>SAP.DE</text:p>
          </table:table-cell>
          <table:table-cell table:style-name="ce80"/>
          <table:table-cell table:style-name="ce10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80" table:number-columns-repeated="4"/>
          <table:table-cell table:style-name="ce102" office:value-type="string" calcext:value-type="string">
            <text:p>YAHOO</text:p>
          </table:table-cell>
          <table:table-cell table:style-name="ce80"/>
          <table:table-cell table:style-name="ce102" office:value-type="string" calcext:value-type="string">
            <text:p>YAHOO</text:p>
          </table:table-cell>
          <table:table-cell table:style-name="ce80"/>
          <table:table-cell table:style-name="ce102" office:value-type="string" calcext:value-type="string">
            <text:p>YAHOO</text:p>
          </table:table-cell>
          <table:table-cell table:style-name="ce80"/>
          <table:table-cell table:style-name="ce102" office:value-type="string" calcext:value-type="string">
            <text:p>YAHOO</text:p>
          </table:table-cell>
          <table:table-cell table:style-name="ce80"/>
          <table:table-cell table:style-name="ce10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80" table:number-columns-repeated="4"/>
          <table:table-cell table:style-name="ce103" office:value-type="date" office:date-value="2017-12-29" calcext:value-type="date">
            <text:p>2017-12-29</text:p>
          </table:table-cell>
          <table:table-cell table:style-name="ce80"/>
          <table:table-cell table:style-name="ce103" office:value-type="date" office:date-value="2017-12-29" calcext:value-type="date">
            <text:p>2017-12-29</text:p>
          </table:table-cell>
          <table:table-cell table:style-name="ce80"/>
          <table:table-cell table:style-name="ce103" office:value-type="date" office:date-value="2017-12-29" calcext:value-type="date">
            <text:p>2017-12-29</text:p>
          </table:table-cell>
          <table:table-cell table:style-name="ce80"/>
          <table:table-cell table:style-name="ce103" office:value-type="date" office:date-value="2017-12-29" calcext:value-type="date">
            <text:p>2017-12-29</text:p>
          </table:table-cell>
          <table:table-cell table:style-name="ce80"/>
          <table:table-cell table:style-name="ce10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1" office:value-type="string" calcext:value-type="string">
            <text:p>Field</text:p>
          </table:table-cell>
          <table:table-cell table:style-name="ce8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0" table:formula="of:=COM.FINANCIALS.GETINFO.PYTHON.FINANCIALSIMPL.GETHISTORIC([.E$2];[.$C7];[.E$4];[.E$3])" office:value-type="float" office:value="42.630001" calcext:value-type="float">
            <text:p>42.630001</text:p>
          </table:table-cell>
          <table:table-cell/>
          <table:table-cell table:style-name="ce100" table:formula="of:=COM.FINANCIALS.GETINFO.PYTHON.FINANCIALSIMPL.GETHISTORIC([.G$2];[.$C7];[.G$4];[.G$3])" office:value-type="float" office:value="11.826667" calcext:value-type="float">
            <text:p>11.826667</text:p>
          </table:table-cell>
          <table:table-cell/>
          <table:table-cell table:style-name="ce100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00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00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0" table:formula="of:=COM.FINANCIALS.GETINFO.PYTHON.FINANCIALSIMPL.GETHISTORIC([.E$2];[.$C8];[.E$4];[.E$3])" office:value-type="float" office:value="42.305" calcext:value-type="float">
            <text:p>42.305</text:p>
          </table:table-cell>
          <table:table-cell/>
          <table:table-cell table:style-name="ce100" table:formula="of:=COM.FINANCIALS.GETINFO.PYTHON.FINANCIALSIMPL.GETHISTORIC([.G$2];[.$C8];[.G$4];[.G$3])" office:value-type="float" office:value="11.551667" calcext:value-type="float">
            <text:p>11.551667</text:p>
          </table:table-cell>
          <table:table-cell/>
          <table:table-cell table:style-name="ce100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00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00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0" table:formula="of:=COM.FINANCIALS.GETINFO.PYTHON.FINANCIALSIMPL.GETHISTORIC([.E$2];[.$C9];[.E$4];[.E$3])" office:value-type="float" office:value="42.647499" calcext:value-type="float">
            <text:p>42.647499</text:p>
          </table:table-cell>
          <table:table-cell/>
          <table:table-cell table:style-name="ce100" table:formula="of:=COM.FINANCIALS.GETINFO.PYTHON.FINANCIALSIMPL.GETHISTORIC([.G$2];[.$C9];[.G$4];[.G$3])" office:value-type="float" office:value="11.826667" calcext:value-type="float">
            <text:p>11.826667</text:p>
          </table:table-cell>
          <table:table-cell/>
          <table:table-cell table:style-name="ce100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00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00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0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00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0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0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0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0" table:formula="of:=COM.FINANCIALS.GETINFO.PYTHON.FINANCIALSIMPL.GETHISTORIC([.E$2];[.$C11];[.E$4];[.E$3])" office:value-type="float" office:value="42.307499" calcext:value-type="float">
            <text:p>42.307499</text:p>
          </table:table-cell>
          <table:table-cell/>
          <table:table-cell table:style-name="ce100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0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00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00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00" table:formula="of:=COM.FINANCIALS.GETINFO.PYTHON.FINANCIALSIMPL.GETHISTORIC([.E$2];[.$C12];[.E$4];[.E$3])" office:value-type="float" office:value="40.230183" calcext:value-type="float">
            <text:p>40.230183</text:p>
          </table:table-cell>
          <table:table-cell/>
          <table:table-cell table:style-name="ce100" table:formula="of:=COM.FINANCIALS.GETINFO.PYTHON.FINANCIALSIMPL.GETHISTORIC([.G$2];[.$C12];[.G$4];[.G$3])" office:value-type="float" office:value="11.536138" calcext:value-type="float">
            <text:p>11.536138</text:p>
          </table:table-cell>
          <table:table-cell/>
          <table:table-cell table:style-name="ce100" table:formula="of:=COM.FINANCIALS.GETINFO.PYTHON.FINANCIALSIMPL.GETHISTORIC([.I$2];[.$C12];[.I$4];[.I$3])" office:value-type="float" office:value="163.130157" calcext:value-type="float">
            <text:p>163.130157</text:p>
          </table:table-cell>
          <table:table-cell/>
          <table:table-cell table:style-name="ce100" table:formula="of:=COM.FINANCIALS.GETINFO.PYTHON.FINANCIALSIMPL.GETHISTORIC([.K$2];[.$C12];[.K$4];[.K$3])" office:value-type="float" office:value="86.324402" calcext:value-type="float">
            <text:p>86.324402</text:p>
          </table:table-cell>
          <table:table-cell/>
          <table:table-cell table:style-name="ce100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82" table:formula="of:=  TEXT([.C14];&quot;ddd&quot;)" office:value-type="string" office:string-value="Mon" calcext:value-type="string">
            <text:p>Mon</text:p>
          </table:table-cell>
          <table:table-cell table:style-name="ce97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375" calcext:value-type="float">
            <text:p>26.3375</text:p>
          </table:table-cell>
          <table:table-cell/>
          <table:table-cell table:formula="of:=COM.FINANCIALS.GETINFO.PYTHON.FINANCIALSIMPL.GETHISTORIC([.G$2];90;[.$C14];[.G$3])" office:value-type="float" office:value="4.46875" calcext:value-type="float">
            <text:p>4.46875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15];&quot;ddd&quot;)" office:value-type="string" office:string-value="Mon" calcext:value-type="string">
            <text:p>Mon</text:p>
          </table:table-cell>
          <table:table-cell table:style-name="ce97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075" calcext:value-type="float">
            <text:p>24.1075</text:p>
          </table:table-cell>
          <table:table-cell/>
          <table:table-cell table:formula="of:=COM.FINANCIALS.GETINFO.PYTHON.FINANCIALSIMPL.GETHISTORIC([.G$2];90;[.$C15];[.G$3])" office:value-type="float" office:value="3.775" calcext:value-type="float">
            <text:p>3.775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16];&quot;ddd&quot;)" office:value-type="string" office:string-value="Tue" calcext:value-type="string">
            <text:p>Tue</text:p>
          </table:table-cell>
          <table:table-cell table:style-name="ce97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25" calcext:value-type="float">
            <text:p>25.1325</text:p>
          </table:table-cell>
          <table:table-cell/>
          <table:table-cell table:formula="of:=COM.FINANCIALS.GETINFO.PYTHON.FINANCIALSIMPL.GETHISTORIC([.G$2];90;[.$C16];[.G$3])" office:value-type="float" office:value="3.864583" calcext:value-type="float">
            <text:p>3.864583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17];&quot;ddd&quot;)" office:value-type="string" office:string-value="Fri" calcext:value-type="string">
            <text:p>Fri</text:p>
          </table:table-cell>
          <table:table-cell table:style-name="ce97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497499" calcext:value-type="float">
            <text:p>27.497499</text:p>
          </table:table-cell>
          <table:table-cell/>
          <table:table-cell table:formula="of:=COM.FINANCIALS.GETINFO.PYTHON.FINANCIALSIMPL.GETHISTORIC([.G$2];90;[.$C17];[.G$3])" office:value-type="float" office:value="4.40875" calcext:value-type="float">
            <text:p>4.40875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18];&quot;ddd&quot;)" office:value-type="string" office:string-value="Tue" calcext:value-type="string">
            <text:p>Tue</text:p>
          </table:table-cell>
          <table:table-cell table:style-name="ce97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795" calcext:value-type="float">
            <text:p>23.795</text:p>
          </table:table-cell>
          <table:table-cell/>
          <table:table-cell table:formula="of:=COM.FINANCIALS.GETINFO.PYTHON.FINANCIALSIMPL.GETHISTORIC([.G$2];90;[.$C18];[.G$3])" office:value-type="float" office:value="3.855417" calcext:value-type="float">
            <text:p>3.855417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19];&quot;ddd&quot;)" office:value-type="string" office:string-value="Wed" calcext:value-type="string">
            <text:p>Wed</text:p>
          </table:table-cell>
          <table:table-cell table:style-name="ce97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5" calcext:value-type="float">
            <text:p>24.615</text:p>
          </table:table-cell>
          <table:table-cell/>
          <table:table-cell table:formula="of:=COM.FINANCIALS.GETINFO.PYTHON.FINANCIALSIMPL.GETHISTORIC([.G$2];90;[.$C19];[.G$3])" office:value-type="float" office:value="4.355833" calcext:value-type="float">
            <text:p>4.355833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0];&quot;ddd&quot;)" office:value-type="string" office:string-value="Fri" calcext:value-type="string">
            <text:p>Fri</text:p>
          </table:table-cell>
          <table:table-cell table:style-name="ce97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25" calcext:value-type="float">
            <text:p>23.9725</text:p>
          </table:table-cell>
          <table:table-cell/>
          <table:table-cell table:formula="of:=COM.FINANCIALS.GETINFO.PYTHON.FINANCIALSIMPL.GETHISTORIC([.G$2];90;[.$C20];[.G$3])" office:value-type="float" office:value="4.068333" calcext:value-type="float">
            <text:p>4.068333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1];&quot;ddd&quot;)" office:value-type="string" office:string-value="Mon" calcext:value-type="string">
            <text:p>Mon</text:p>
          </table:table-cell>
          <table:table-cell table:style-name="ce97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2501" calcext:value-type="float">
            <text:p>26.512501</text:p>
          </table:table-cell>
          <table:table-cell/>
          <table:table-cell table:formula="of:=COM.FINANCIALS.GETINFO.PYTHON.FINANCIALSIMPL.GETHISTORIC([.G$2];90;[.$C21];[.G$3])" office:value-type="float" office:value="4.994167" calcext:value-type="float">
            <text:p>4.994167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2];&quot;ddd&quot;)" office:value-type="string" office:string-value="Thu" calcext:value-type="string">
            <text:p>Thu</text:p>
          </table:table-cell>
          <table:table-cell table:style-name="ce97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2501" calcext:value-type="float">
            <text:p>26.682501</text:p>
          </table:table-cell>
          <table:table-cell/>
          <table:table-cell table:formula="of:=COM.FINANCIALS.GETINFO.PYTHON.FINANCIALSIMPL.GETHISTORIC([.G$2];90;[.$C22];[.G$3])" office:value-type="float" office:value="5.086667" calcext:value-type="float">
            <text:p>5.086667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3];&quot;ddd&quot;)" office:value-type="string" office:string-value="Tue" calcext:value-type="string">
            <text:p>Tue</text:p>
          </table:table-cell>
          <table:table-cell table:style-name="ce97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0;[.$C23];[.G$3])" office:value-type="float" office:value="5.315417" calcext:value-type="float">
            <text:p>5.315417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4];&quot;ddd&quot;)" office:value-type="string" office:string-value="Tue" calcext:value-type="string">
            <text:p>Tue</text:p>
          </table:table-cell>
          <table:table-cell table:style-name="ce97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2499" calcext:value-type="float">
            <text:p>27.872499</text:p>
          </table:table-cell>
          <table:table-cell/>
          <table:table-cell table:formula="of:=COM.FINANCIALS.GETINFO.PYTHON.FINANCIALSIMPL.GETHISTORIC([.G$2];90;[.$C24];[.G$3])" office:value-type="float" office:value="5.005833" calcext:value-type="float">
            <text:p>5.005833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5];&quot;ddd&quot;)" office:value-type="string" office:string-value="Thu" calcext:value-type="string">
            <text:p>Thu</text:p>
          </table:table-cell>
          <table:table-cell table:style-name="ce97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2499" calcext:value-type="float">
            <text:p>27.372499</text:p>
          </table:table-cell>
          <table:table-cell/>
          <table:table-cell table:formula="of:=COM.FINANCIALS.GETINFO.PYTHON.FINANCIALSIMPL.GETHISTORIC([.G$2];90;[.$C25];[.G$3])" office:value-type="float" office:value="4.883333" calcext:value-type="float">
            <text:p>4.883333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6];&quot;ddd&quot;)" office:value-type="string" office:string-value="Tue" calcext:value-type="string">
            <text:p>Tue</text:p>
          </table:table-cell>
          <table:table-cell table:style-name="ce97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375" calcext:value-type="float">
            <text:p>29.0375</text:p>
          </table:table-cell>
          <table:table-cell/>
          <table:table-cell table:formula="of:=COM.FINANCIALS.GETINFO.PYTHON.FINANCIALSIMPL.GETHISTORIC([.G$2];90;[.$C26];[.G$3])" office:value-type="float" office:value="5.429583" calcext:value-type="float">
            <text:p>5.429583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7];&quot;ddd&quot;)" office:value-type="string" office:string-value="Wed" calcext:value-type="string">
            <text:p>Wed</text:p>
          </table:table-cell>
          <table:table-cell table:style-name="ce97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875" calcext:value-type="float">
            <text:p>32.1875</text:p>
          </table:table-cell>
          <table:table-cell/>
          <table:table-cell table:formula="of:=COM.FINANCIALS.GETINFO.PYTHON.FINANCIALSIMPL.GETHISTORIC([.G$2];90;[.$C27];[.G$3])" office:value-type="float" office:value="6.253333" calcext:value-type="float">
            <text:p>6.253333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8];&quot;ddd&quot;)" office:value-type="string" office:string-value="Wed" calcext:value-type="string">
            <text:p>Wed</text:p>
          </table:table-cell>
          <table:table-cell table:style-name="ce97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47498" calcext:value-type="float">
            <text:p>34.947498</text:p>
          </table:table-cell>
          <table:table-cell/>
          <table:table-cell table:formula="of:=COM.FINANCIALS.GETINFO.PYTHON.FINANCIALSIMPL.GETHISTORIC([.G$2];90;[.$C28];[.G$3])" office:value-type="float" office:value="7.183333" calcext:value-type="float">
            <text:p>7.18333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29];&quot;ddd&quot;)" office:value-type="string" office:string-value="Mon" calcext:value-type="string">
            <text:p>Mon</text:p>
          </table:table-cell>
          <table:table-cell table:style-name="ce97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4999" calcext:value-type="float">
            <text:p>35.924999</text:p>
          </table:table-cell>
          <table:table-cell/>
          <table:table-cell table:formula="of:=COM.FINANCIALS.GETINFO.PYTHON.FINANCIALSIMPL.GETHISTORIC([.G$2];90;[.$C29];[.G$3])" office:value-type="float" office:value="7.335" calcext:value-type="float">
            <text:p>7.335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0];&quot;ddd&quot;)" office:value-type="string" office:string-value="Tue" calcext:value-type="string">
            <text:p>Tue</text:p>
          </table:table-cell>
          <table:table-cell table:style-name="ce97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77499" calcext:value-type="float">
            <text:p>36.877499</text:p>
          </table:table-cell>
          <table:table-cell/>
          <table:table-cell table:formula="of:=COM.FINANCIALS.GETINFO.PYTHON.FINANCIALSIMPL.GETHISTORIC([.G$2];90;[.$C30];[.G$3])" office:value-type="float" office:value="8.1925" calcext:value-type="float">
            <text:p>8.1925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1];&quot;ddd&quot;)" office:value-type="string" office:string-value="Thu" calcext:value-type="string">
            <text:p>Thu</text:p>
          </table:table-cell>
          <table:table-cell table:style-name="ce97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4998" calcext:value-type="float">
            <text:p>38.294998</text:p>
          </table:table-cell>
          <table:table-cell/>
          <table:table-cell table:formula="of:=COM.FINANCIALS.GETINFO.PYTHON.FINANCIALSIMPL.GETHISTORIC([.G$2];90;[.$C31];[.G$3])" office:value-type="float" office:value="8.958333" calcext:value-type="float">
            <text:p>8.958333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2];&quot;ddd&quot;)" office:value-type="string" office:string-value="Mon" calcext:value-type="string">
            <text:p>Mon</text:p>
          </table:table-cell>
          <table:table-cell table:style-name="ce97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75" calcext:value-type="float">
            <text:p>35.875</text:p>
          </table:table-cell>
          <table:table-cell/>
          <table:table-cell table:formula="of:=COM.FINANCIALS.GETINFO.PYTHON.FINANCIALSIMPL.GETHISTORIC([.G$2];90;[.$C32];[.G$3])" office:value-type="float" office:value="7.916667" calcext:value-type="float">
            <text:p>7.916667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3];&quot;ddd&quot;)" office:value-type="string" office:string-value="Tue" calcext:value-type="string">
            <text:p>Tue</text:p>
          </table:table-cell>
          <table:table-cell table:style-name="ce97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2501" calcext:value-type="float">
            <text:p>37.512501</text:p>
          </table:table-cell>
          <table:table-cell/>
          <table:table-cell table:formula="of:=COM.FINANCIALS.GETINFO.PYTHON.FINANCIALSIMPL.GETHISTORIC([.G$2];90;[.$C33];[.G$3])" office:value-type="float" office:value="9.220833" calcext:value-type="float">
            <text:p>9.220833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4];&quot;ddd&quot;)" office:value-type="string" office:string-value="Fri" calcext:value-type="string">
            <text:p>Fri</text:p>
          </table:table-cell>
          <table:table-cell table:style-name="ce97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2501" calcext:value-type="float">
            <text:p>41.012501</text:p>
          </table:table-cell>
          <table:table-cell/>
          <table:table-cell table:formula="of:=COM.FINANCIALS.GETINFO.PYTHON.FINANCIALSIMPL.GETHISTORIC([.G$2];90;[.$C34];[.G$3])" office:value-type="float" office:value="9.615833" calcext:value-type="float">
            <text:p>9.61583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5];&quot;ddd&quot;)" office:value-type="string" office:string-value="Mon" calcext:value-type="string">
            <text:p>Mon</text:p>
          </table:table-cell>
          <table:table-cell table:style-name="ce97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2499" calcext:value-type="float">
            <text:p>38.452499</text:p>
          </table:table-cell>
          <table:table-cell/>
          <table:table-cell table:formula="of:=COM.FINANCIALS.GETINFO.PYTHON.FINANCIALSIMPL.GETHISTORIC([.G$2];90;[.$C35];[.G$3])" office:value-type="float" office:value="9.5475" calcext:value-type="float">
            <text:p>9.5475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6];&quot;ddd&quot;)" office:value-type="string" office:string-value="Wed" calcext:value-type="string">
            <text:p>Wed</text:p>
          </table:table-cell>
          <table:table-cell table:style-name="ce97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25" calcext:value-type="float">
            <text:p>41.7225</text:p>
          </table:table-cell>
          <table:table-cell/>
          <table:table-cell table:formula="of:=COM.FINANCIALS.GETINFO.PYTHON.FINANCIALSIMPL.GETHISTORIC([.G$2];90;[.$C36];[.G$3])" office:value-type="float" office:value="10.815" calcext:value-type="float">
            <text:p>10.815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2" table:formula="of:=  TEXT([.C37];&quot;ddd&quot;)" office:value-type="string" office:string-value="Fri" calcext:value-type="string">
            <text:p>Fri</text:p>
          </table:table-cell>
          <table:table-cell table:style-name="ce97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2501" calcext:value-type="float">
            <text:p>42.762501</text:p>
          </table:table-cell>
          <table:table-cell/>
          <table:table-cell table:formula="of:=COM.FINANCIALS.GETINFO.PYTHON.FINANCIALSIMPL.GETHISTORIC([.G$2];90;[.$C37];[.G$3])" office:value-type="float" office:value="11.2725" calcext:value-type="float">
            <text:p>11.2725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2" table:formula="of:=  TEXT([.C39];&quot;ddd&quot;)" office:value-type="string" office:string-value="Tue" calcext:value-type="string">
            <text:p>Tue</text:p>
          </table:table-cell>
          <table:table-cell table:style-name="ce97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699997" calcext:value-type="float">
            <text:p>179.699997</text:p>
          </table:table-cell>
          <table:table-cell/>
          <table:table-cell table:formula="of:=COM.FINANCIALS.GETINFO.PYTHON.FINANCIALSIMPL.GETHISTORIC([.G$2];90;[.$C39];[.G$3])" office:value-type="float" office:value="82.239998" calcext:value-type="float">
            <text:p>82.239998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79997" calcext:value-type="float">
            <text:p>124.379997</text:p>
          </table:table-cell>
          <table:table-cell/>
          <table:table-cell table:formula="of:=COM.FINANCIALS.GETINFO.PYTHON.FINANCIALSIMPL.GETHISTORIC([.M$2];90;[.$C39];[.M$3])" office:value-type="float" office:value="16152.610352" calcext:value-type="float">
            <text:p>16152.610352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0];&quot;ddd&quot;)" office:value-type="string" office:string-value="Tue" calcext:value-type="string">
            <text:p>Tue</text:p>
          </table:table-cell>
          <table:table-cell table:style-name="ce97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0001" calcext:value-type="float">
            <text:p>174.610001</text:p>
          </table:table-cell>
          <table:table-cell/>
          <table:table-cell table:formula="of:=COM.FINANCIALS.GETINFO.PYTHON.FINANCIALSIMPL.GETHISTORIC([.G$2];90;[.$C40];[.G$3])" office:value-type="float" office:value="63.009998" calcext:value-type="float">
            <text:p>63.009998</text:p>
          </table:table-cell>
          <table:table-cell/>
          <table:table-cell table:formula="of:=COM.FINANCIALS.GETINFO.PYTHON.FINANCIALSIMPL.GETHISTORIC([.I$2];90;[.$C40];[.I$3])" office:value-type="float" office:value="127.959999" calcext:value-type="float">
            <text:p>127.959999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89648" calcext:value-type="float">
            <text:p>15619.389648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1];&quot;ddd&quot;)" office:value-type="string" office:string-value="Tue" calcext:value-type="string">
            <text:p>Tue</text:p>
          </table:table-cell>
          <table:table-cell table:style-name="ce97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199997" calcext:value-type="float">
            <text:p>163.199997</text:p>
          </table:table-cell>
          <table:table-cell/>
          <table:table-cell table:formula="of:=COM.FINANCIALS.GETINFO.PYTHON.FINANCIALSIMPL.GETHISTORIC([.G$2];90;[.$C41];[.G$3])" office:value-type="float" office:value="50.040001" calcext:value-type="float">
            <text:p>50.040001</text:p>
          </table:table-cell>
          <table:table-cell/>
          <table:table-cell table:formula="of:=COM.FINANCIALS.GETINFO.PYTHON.FINANCIALSIMPL.GETHISTORIC([.I$2];90;[.$C41];[.I$3])" office:value-type="float" office:value="128.919998" calcext:value-type="float">
            <text:p>128.919998</text:p>
          </table:table-cell>
          <table:table-cell/>
          <table:table-cell table:formula="of:=COM.FINANCIALS.GETINFO.PYTHON.FINANCIALSIMPL.GETHISTORIC([.K$2];90;[.$C41];[.K$3])" office:value-type="float" office:value="98.879997" calcext:value-type="float">
            <text:p>98.879997</text:p>
          </table:table-cell>
          <table:table-cell/>
          <table:table-cell table:formula="of:=COM.FINANCIALS.GETINFO.PYTHON.FINANCIALSIMPL.GETHISTORIC([.M$2];90;[.$C41];[.M$3])" office:value-type="float" office:value="13904.849609" calcext:value-type="float">
            <text:p>13904.849609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2];&quot;ddd&quot;)" office:value-type="string" office:string-value="Fri" calcext:value-type="string">
            <text:p>Fri</text:p>
          </table:table-cell>
          <table:table-cell table:style-name="ce97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09998" calcext:value-type="float">
            <text:p>174.309998</text:p>
          </table:table-cell>
          <table:table-cell/>
          <table:table-cell table:formula="of:=COM.FINANCIALS.GETINFO.PYTHON.FINANCIALSIMPL.GETHISTORIC([.G$2];90;[.$C42];[.G$3])" office:value-type="float" office:value="57.93" calcext:value-type="float">
            <text:p>57.93</text:p>
          </table:table-cell>
          <table:table-cell/>
          <table:table-cell table:formula="of:=COM.FINANCIALS.GETINFO.PYTHON.FINANCIALSIMPL.GETHISTORIC([.I$2];90;[.$C42];[.I$3])" office:value-type="float" office:value="126.400002" calcext:value-type="float">
            <text:p>126.400002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0469" calcext:value-type="float">
            <text:p>14446.480469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3];&quot;ddd&quot;)" office:value-type="string" office:string-value="Tue" calcext:value-type="string">
            <text:p>Tue</text:p>
          </table:table-cell>
          <table:table-cell table:style-name="ce97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79996" calcext:value-type="float">
            <text:p>159.479996</text:p>
          </table:table-cell>
          <table:table-cell/>
          <table:table-cell table:formula="of:=COM.FINANCIALS.GETINFO.PYTHON.FINANCIALSIMPL.GETHISTORIC([.G$2];90;[.$C43];[.G$3])" office:value-type="float" office:value="38.34" calcext:value-type="float">
            <text:p>38.34</text:p>
          </table:table-cell>
          <table:table-cell/>
          <table:table-cell table:formula="of:=COM.FINANCIALS.GETINFO.PYTHON.FINANCIALSIMPL.GETHISTORIC([.I$2];90;[.$C43];[.I$3])" office:value-type="float" office:value="123.660004" calcext:value-type="float">
            <text:p>123.660004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69727" calcext:value-type="float">
            <text:p>14039.469727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4];&quot;ddd&quot;)" office:value-type="string" office:string-value="Wed" calcext:value-type="string">
            <text:p>Wed</text:p>
          </table:table-cell>
          <table:table-cell table:style-name="ce97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0007" calcext:value-type="float">
            <text:p>148.710007</text:p>
          </table:table-cell>
          <table:table-cell/>
          <table:table-cell table:formula="of:=COM.FINANCIALS.GETINFO.PYTHON.FINANCIALSIMPL.GETHISTORIC([.G$2];90;[.$C44];[.G$3])" office:value-type="float" office:value="32.279999" calcext:value-type="float">
            <text:p>32.279999</text:p>
          </table:table-cell>
          <table:table-cell/>
          <table:table-cell table:formula="of:=COM.FINANCIALS.GETINFO.PYTHON.FINANCIALSIMPL.GETHISTORIC([.I$2];90;[.$C44];[.I$3])" office:value-type="float" office:value="126.699997" calcext:value-type="float">
            <text:p>126.699997</text:p>
          </table:table-cell>
          <table:table-cell/>
          <table:table-cell table:formula="of:=COM.FINANCIALS.GETINFO.PYTHON.FINANCIALSIMPL.GETHISTORIC([.K$2];90;[.$C44];[.K$3])" office:value-type="float" office:value="93.300003" calcext:value-type="float">
            <text:p>93.300003</text:p>
          </table:table-cell>
          <table:table-cell/>
          <table:table-cell table:formula="of:=COM.FINANCIALS.GETINFO.PYTHON.FINANCIALSIMPL.GETHISTORIC([.M$2];90;[.$C44];[.M$3])" office:value-type="float" office:value="14340.469727" calcext:value-type="float">
            <text:p>14340.469727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5];&quot;ddd&quot;)" office:value-type="string" office:string-value="Fri" calcext:value-type="string">
            <text:p>Fri</text:p>
          </table:table-cell>
          <table:table-cell table:style-name="ce97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29993" calcext:value-type="float">
            <text:p>138.929993</text:p>
          </table:table-cell>
          <table:table-cell/>
          <table:table-cell table:formula="of:=COM.FINANCIALS.GETINFO.PYTHON.FINANCIALSIMPL.GETHISTORIC([.G$2];90;[.$C45];[.G$3])" office:value-type="float" office:value="24.389999" calcext:value-type="float">
            <text:p>24.389999</text:p>
          </table:table-cell>
          <table:table-cell/>
          <table:table-cell table:formula="of:=COM.FINANCIALS.GETINFO.PYTHON.FINANCIALSIMPL.GETHISTORIC([.I$2];90;[.$C45];[.I$3])" office:value-type="float" office:value="127.360001" calcext:value-type="float">
            <text:p>127.360001</text:p>
          </table:table-cell>
          <table:table-cell/>
          <table:table-cell table:formula="of:=COM.FINANCIALS.GETINFO.PYTHON.FINANCIALSIMPL.GETHISTORIC([.K$2];90;[.$C45];[.K$3])" office:value-type="float" office:value="86.699997" calcext:value-type="float">
            <text:p>86.699997</text:p>
          </table:table-cell>
          <table:table-cell/>
          <table:table-cell table:formula="of:=COM.FINANCIALS.GETINFO.PYTHON.FINANCIALSIMPL.GETHISTORIC([.M$2];90;[.$C45];[.M$3])" office:value-type="float" office:value="12813.030273" calcext:value-type="float">
            <text:p>12813.030273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6];&quot;ddd&quot;)" office:value-type="string" office:string-value="Mon" calcext:value-type="string">
            <text:p>Mon</text:p>
          </table:table-cell>
          <table:table-cell table:style-name="ce97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09995" calcext:value-type="float">
            <text:p>161.509995</text:p>
          </table:table-cell>
          <table:table-cell/>
          <table:table-cell table:formula="of:=COM.FINANCIALS.GETINFO.PYTHON.FINANCIALSIMPL.GETHISTORIC([.G$2];90;[.$C46];[.G$3])" office:value-type="float" office:value="33.310001" calcext:value-type="float">
            <text:p>33.310001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0002" calcext:value-type="float">
            <text:p>91.690002</text:p>
          </table:table-cell>
          <table:table-cell/>
          <table:table-cell table:formula="of:=COM.FINANCIALS.GETINFO.PYTHON.FINANCIALSIMPL.GETHISTORIC([.M$2];90;[.$C46];[.M$3])" office:value-type="float" office:value="13479.629883" calcext:value-type="float">
            <text:p>13479.629883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7];&quot;ddd&quot;)" office:value-type="string" office:string-value="Thu" calcext:value-type="string">
            <text:p>Thu</text:p>
          </table:table-cell>
          <table:table-cell table:style-name="ce97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0007" calcext:value-type="float">
            <text:p>157.960007</text:p>
          </table:table-cell>
          <table:table-cell/>
          <table:table-cell table:formula="of:=COM.FINANCIALS.GETINFO.PYTHON.FINANCIALSIMPL.GETHISTORIC([.G$2];90;[.$C47];[.G$3])" office:value-type="float" office:value="27.84" calcext:value-type="float">
            <text:p>27.84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0002" calcext:value-type="float">
            <text:p>83.150002</text:p>
          </table:table-cell>
          <table:table-cell/>
          <table:table-cell table:formula="of:=COM.FINANCIALS.GETINFO.PYTHON.FINANCIALSIMPL.GETHISTORIC([.M$2];90;[.$C47];[.M$3])" office:value-type="float" office:value="12630.230469" calcext:value-type="float">
            <text:p>12630.230469</text:p>
          </table:table-cell>
          <table:table-cell table:number-columns-repeated="51"/>
        </table:table-row>
        <table:table-row table:style-name="ro1">
          <table:table-cell/>
          <table:table-cell table:style-name="ce82" table:formula="of:=  TEXT([.C48];&quot;ddd&quot;)" office:value-type="string" office:string-value="Mon" calcext:value-type="string">
            <text:p>Mon</text:p>
          </table:table-cell>
          <table:table-cell table:style-name="ce97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49997" calcext:value-type="float">
            <text:p>142.449997</text:p>
          </table:table-cell>
          <table:table-cell/>
          <table:table-cell table:formula="of:=COM.FINANCIALS.GETINFO.PYTHON.FINANCIALSIMPL.GETHISTORIC([.G$2];90;[.$C48];[.G$3])" office:value-type="float" office:value="20.66" calcext:value-type="float">
            <text:p>20.66</text:p>
          </table:table-cell>
          <table:table-cell/>
          <table:table-cell table:formula="of:=COM.FINANCIALS.GETINFO.PYTHON.FINANCIALSIMPL.GETHISTORIC([.I$2];90;[.$C48];[.I$3])" office:value-type="float" office:value="103.720001" calcext:value-type="float">
            <text:p>103.720001</text:p>
          </table:table-cell>
          <table:table-cell/>
          <table:table-cell table:formula="of:=COM.FINANCIALS.GETINFO.PYTHON.FINANCIALSIMPL.GETHISTORIC([.K$2];90;[.$C48];[.K$3])" office:value-type="float" office:value="84.809998" calcext:value-type="float">
            <text:p>84.809998</text:p>
          </table:table-cell>
          <table:table-cell/>
          <table:table-cell table:formula="of:=COM.FINANCIALS.GETINFO.PYTHON.FINANCIALSIMPL.GETHISTORIC([.M$2];90;[.$C48];[.M$3])" office:value-type="float" office:value="12209.480469" calcext:value-type="float">
            <text:p>12209.480469</text:p>
          </table:table-cell>
          <table:table-cell table:number-columns-repeated="51"/>
        </table:table-row>
        <table:table-row table:style-name="ro1">
          <table:table-cell/>
          <table:table-cell table:style-name="ce82"/>
          <table:table-cell table:style-name="ce97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97"/>
          <table:table-cell table:number-columns-repeated="61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6463bde7570{, supportedInterfaces={com.sun.star.uno.XComponentContext,com.sun.star.container.XNameContainer,com.sun.star.lang.XTypeProvider,com.sun.star.uno.XWeak,com.sun.star.lang.XComponent}}&#10;id(self)=140260477309136&#10;version=3.2.1&#10;file=/home/christian/.config/libreoffice/4/user/uno_packages/cache/uno_packages/lu391374wcrvmq.tmp_/Financials-Extension.oxt/financials.py&#10;cwd=/home/christian&#10;home=/home/christian&#10;uname=Linux i9570 5.15.0-56-generic #62~20.04.1-Ubuntu SMP Tue Nov 22 21:24:20 UTC 2022 x86_64 x86_64&#10;pid=392127&#10;sys.executable=/usr/bin/python3&#10;sys.version=3.8.10 (default, Nov 14 2022, 12:59:47)  [GCC 9.4.0]&#10;sys.path=['/home/christian/.config/libreoffice/4/user/uno_packages/cache/uno_packages/lu391374wcrvmq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6463bde7570{, supportedInterfaces={com.sun.star.uno.XComponentContext,com.sun.star.container.XNameContainer,com.sun.star.lang.XTypeProvider,com.sun.star.uno.XWeak,com.sun.star.lang.XComponent}}</text:p>
            <text:p>id(self)=140260477309136</text:p>
            <text:p>version=3.2.1</text:p>
            <text:p>file=/home/christian/.config/libreoffice/4/user/uno_packages/cache/uno_packages/lu391374wcrvmq.tmp_/Financials-Extension.oxt/financials.py</text:p>
            <text:p>cwd=/home/christian</text:p>
            <text:p>home=/home/christian</text:p>
            <text:p>uname=Linux i9570 5.15.0-56-generic #62~20.04.1-Ubuntu SMP Tue Nov 22 21:24:20 UTC 2022 x86_64 x86_64</text:p>
            <text:p>pid=392127</text:p>
            <text:p>sys.executable=/usr/bin/python3</text:p>
            <text:p>sys.version=3.8.10 (default, Nov 14 2022, 12:59:47)  [GCC 9.4.0]</text:p>
            <text:p>sys.path=['/home/christian/.config/libreoffice/4/user/uno_packages/cache/uno_packages/lu391374wcrvmq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5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5:05:18.68095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10DT18H53M16S</meta:editing-duration>
    <meta:editing-cycles>59</meta:editing-cycles>
    <meta:generator>LibreOffice/6.4.7.2$Linux_X86_64 LibreOffice_project/40$Build-2</meta:generator>
    <dc:date>2022-12-20T15:13:22.687337932</dc:date>
    <meta:document-statistic meta:table-count="4" meta:cell-count="1149" meta:object-count="0"/>
  </office:meta>
</office:document-meta>
</file>